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officeooo:rsid="000363a5" officeooo:paragraph-rsid="000363a5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363a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ódigo Refatorado com Melhorias e Adições</text:h>
      <text:h text:style-name="Heading_20_4" text:outline-level="4">Estrutura de Diretórios</text:h>
      <text:p text:style-name="Text_20_body">Primeiro, organiz<text:span text:style-name="T1">ei</text:span> o projeto em uma estrutura de diretórios para melhor modularização:</text:p>
      <text:p text:style-name="Standard"/>
      <text:p text:style-name="P2">Arduino</text:p>
      <text:p text:style-name="P3">.</text:p>
      <text:p text:style-name="Standard">├── src</text:p>
      <text:p text:style-name="Standard">│ <text:s text:c="2"/>├── encontrarBitcoins.js</text:p>
      <text:p text:style-name="Standard">│ <text:s text:c="2"/>├── utils.js</text:p>
      <text:p text:style-name="Standard">│ <text:s text:c="2"/>└── config.js</text:p>
      <text:p text:style-name="Standard">└── index.js</text:p>
      <text:p text:style-name="Standard"/>
      <text:p text:style-name="Standard"><text:span text:style-name="T2">Arquivo </text:span><text:span text:style-name="Source_20_Text"><text:span text:style-name="T2">config.js</text:span></text:span> </text:p>
      <text:p text:style-name="Standard"/>
      <text:p text:style-name="Standard">export const config = {</text:p>
      <text:p text:style-name="Standard"><text:s text:c="4"/>min: BigInt('0x1'),</text:p>
      <text:p text:style-name="Standard"><text:s text:c="4"/>max: BigInt('0xFFFFFFFFFFFFFFFFFFFFFFFFFFFFFFFFFFFFFFFFFFFFFFFFFFFFFFFFFFFFFFFF'),</text:p>
      <text:p text:style-name="Standard"><text:s text:c="4"/>rand: 0,</text:p>
      <text:p text:style-name="Standard"><text:s text:c="4"/>logFilePath: 'Ultima_chave.txt',</text:p>
      <text:p text:style-name="Standard"><text:s text:c="4"/>keysFilePath: 'keys.txt',</text:p>
      <text:p text:style-name="Standard">};</text:p>
      <text:p text:style-name="Standard"/>
      <text:p text:style-name="Standard"><text:span text:style-name="T2">Arquivo </text:span><text:span text:style-name="Source_20_Text"><text:span text:style-name="T2">utils.js</text:span></text:span><text:span text:style-name="T2"> </text:span></text:p>
      <text:p text:style-name="Standard"/>
      <text:p text:style-name="Standard"/>
      <text:p text:style-name="Standard">import crypto from 'crypto';</text:p>
      <text:p text:style-name="Standard">import CoinKey from 'coinkey';</text:p>
      <text:p text:style-name="Standard"/>
      <text:p text:style-name="Standard">export function generatePublic(privateKey) {</text:p>
      <text:p text:style-name="Standard"><text:s text:c="4"/>const _key = new CoinKey(Buffer.from(privateKey, 'hex'));</text:p>
      <text:p text:style-name="Standard"><text:s text:c="4"/>_key.compressed = true;</text:p>
      <text:p text:style-name="Standard"><text:s text:c="4"/>return _key.publicAddress;</text:p>
      <text:p text:style-name="Standard">}</text:p>
      <text:p text:style-name="Standard"/>
      <text:p text:style-name="Standard">export function generateWIF(privateKey) {</text:p>
      <text:p text:style-name="Standard"><text:s text:c="4"/>const _key = new CoinKey(Buffer.from(privateKey, 'hex'));</text:p>
      <text:p text:style-name="Standard"><text:s text:c="4"/>return _key.privateWif;</text:p>
      <text:p text:style-name="Standard">}</text:p>
      <text:p text:style-name="Standard"/>
      <text:p text:style-name="Standard">export function getRandomBigInt(min, max) {</text:p>
      <text:p text:style-name="Standard"><text:s text:c="4"/>if (min &gt;= max) {</text:p>
      <text:p text:style-name="Standard"><text:s text:c="8"/>throw new Error('min should be less than max');</text:p>
      <text:p text:style-name="Standard"><text:s text:c="4"/>}</text:p>
      <text:p text:style-name="Standard"><text:s text:c="4"/>const range = max - min;</text:p>
      <text:p text:style-name="Standard"><text:s text:c="4"/>const randomBigIntInRange = BigInt('0x' + crypto.randomBytes(32).toString('hex')) % range;</text:p>
      <text:p text:style-name="Standard"><text:s text:c="4"/>return min + randomBigIntInRange;</text:p>
      <text:p text:style-name="Standard">}</text:p>
      <text:p text:style-name="Standard"/>
      <text:p text:style-name="Standard"><text:soft-page-break/><text:span text:style-name="T2">Arquivo </text:span><text:span text:style-name="Source_20_Text"><text:span text:style-name="T2">encontrarBitcoins.js</text:span></text:span> </text:p>
      <text:p text:style-name="Standard"/>
      <text:p text:style-name="Standard">import fs from 'fs';</text:p>
      <text:p text:style-name="Standard">import chalk from 'chalk';</text:p>
      <text:p text:style-name="Standard">import { generatePublic, generateWIF, getRandomBigInt } from './utils.js';</text:p>
      <text:p text:style-name="Standard">import { config } from './config.js';</text:p>
      <text:p text:style-name="Standard"/>
      <text:p text:style-name="Standard">async function encontrarBitcoins(walletsSet, shouldStop) {</text:p>
      <text:p text:style-name="Standard"><text:s text:c="4"/>let { min, max, rand, logFilePath, keysFilePath } = config;</text:p>
      <text:p text:style-name="Standard"><text:s text:c="4"/>let key = getRandomBigInt(min, max);</text:p>
      <text:p text:style-name="Standard"><text:s text:c="4"/>const um = BigInt(rand) || BigInt(1);</text:p>
      <text:p text:style-name="Standard"><text:s text:c="4"/>const startTime = Date.now();</text:p>
      <text:p text:style-name="Standard"><text:s text:c="4"/>let segundos = 0;</text:p>
      <text:p text:style-name="Standard"/>
      <text:p text:style-name="Standard"><text:s text:c="4"/>console.log('Buscando Bitcoins...');</text:p>
      <text:p text:style-name="Standard"/>
      <text:p text:style-name="Standard"><text:s text:c="4"/>const executeLoop = async () =&gt; {</text:p>
      <text:p text:style-name="Standard"><text:s text:c="8"/>while (!shouldStop()) {</text:p>
      <text:p text:style-name="Standard"><text:s text:c="12"/>key += um;</text:p>
      <text:p text:style-name="Standard"><text:s text:c="12"/>const pkey = key.toString(16).padStart(64, '0');</text:p>
      <text:p text:style-name="Standard"/>
      <text:p text:style-name="Standard"><text:s text:c="12"/>if (Date.now() - startTime &gt; segundos) {</text:p>
      <text:p text:style-name="Standard"><text:s text:c="16"/>segundos += 1000;</text:p>
      <text:p text:style-name="Standard"><text:s text:c="16"/>console.log(segundos / 1000);</text:p>
      <text:p text:style-name="Standard"/>
      <text:p text:style-name="Standard"><text:s text:c="16"/>if (segundos % 10000 == 0) {</text:p>
      <text:p text:style-name="Standard"><text:s text:c="20"/>const tempo = (Date.now() - startTime) / 1000;</text:p>
      <text:p text:style-name="Standard"><text:s text:c="20"/>console.clear();</text:p>
      <text:p text:style-name="Standard"><text:s text:c="20"/>console.log('Resumo: ');</text:p>
      <text:p text:style-name="Standard"><text:s text:c="20"/>console.log('Última chave tentada:', pkey);</text:p>
      <text:p text:style-name="Standard"/>
      <text:p text:style-name="Standard"><text:s text:c="20"/>const content = `Última chave tentada: ${pkey}`;</text:p>
      <text:p text:style-name="Standard"><text:s text:c="20"/>try {</text:p>
      <text:p text:style-name="Standard"><text:s text:c="24"/>fs.writeFileSync(logFilePath, content, 'utf8');</text:p>
      <text:p text:style-name="Standard"><text:s text:c="20"/>} catch (err) {</text:p>
      <text:p text:style-name="Standard"><text:s text:c="24"/>console.error('Erro ao escrever no arquivo:', err);</text:p>
      <text:p text:style-name="Standard"><text:s text:c="20"/>}</text:p>
      <text:p text:style-name="Standard"/>
      <text:p text:style-name="Standard"><text:s text:c="20"/>key = getRandomBigInt(min, max);</text:p>
      <text:p text:style-name="Standard"><text:s text:c="20"/>if (key &gt;= max) {</text:p>
      <text:p text:style-name="Standard"><text:s text:c="24"/>key = min;</text:p>
      <text:p text:style-name="Standard"><text:s text:c="20"/>}</text:p>
      <text:p text:style-name="Standard"><text:s text:c="16"/>}</text:p>
      <text:p text:style-name="Standard"><text:s text:c="12"/>}</text:p>
      <text:p text:style-name="Standard"/>
      <text:p text:style-name="Standard"><text:s text:c="12"/>const publicKey = generatePublic(pkey);</text:p>
      <text:p text:style-name="Standard"><text:s text:c="12"/>if (walletsSet.has(publicKey)) {</text:p>
      <text:p text:style-name="Standard"><text:s text:c="16"/>const tempo = (Date.now() - startTime) / 1000;</text:p>
      <text:p text:style-name="Standard"><text:s text:c="16"/>console.log('Velocidade:', (Number(key) - Number(min)) / tempo, ' chaves por segundo');</text:p>
      <text:p text:style-name="Standard"><text:s text:c="16"/>console.log('Tempo:', tempo, ' segundos');</text:p>
      <text:p text:style-name="Standard"><text:s text:c="16"/>console.log('Chave privada:', chalk.green(pkey));</text:p>
      <text:p text:style-name="Standard"><text:s text:c="16"/>console.log('WIF:', chalk.green(generateWIF(pkey)));</text:p>
      <text:p text:style-name="Standard"><text:soft-page-break/></text:p>
      <text:p text:style-name="Standard"><text:s text:c="16"/>const lineToAppend = `Chave privada: ${pkey}, WIF: ${generateWIF(pkey)}\n`;</text:p>
      <text:p text:style-name="Standard"><text:s text:c="16"/>try {</text:p>
      <text:p text:style-name="Standard"><text:s text:c="20"/>fs.appendFileSync(keysFilePath, lineToAppend);</text:p>
      <text:p text:style-name="Standard"><text:s text:c="20"/>console.log('Chave escrita no arquivo com sucesso.');</text:p>
      <text:p text:style-name="Standard"><text:s text:c="16"/>} catch (err) {</text:p>
      <text:p text:style-name="Standard"><text:s text:c="20"/>console.error('Erro ao escrever chave em arquivo:', err);</text:p>
      <text:p text:style-name="Standard"><text:s text:c="16"/>}</text:p>
      <text:p text:style-name="Standard"/>
      <text:p text:style-name="Standard"><text:s text:c="16"/>throw 'ACHEI!!!! 🎉🎉🎉🎉🎉';</text:p>
      <text:p text:style-name="Standard"><text:s text:c="12"/>}</text:p>
      <text:p text:style-name="Standard"/>
      <text:p text:style-name="Standard"><text:s text:c="12"/>await new Promise(resolve =&gt; setImmediate(resolve));</text:p>
      <text:p text:style-name="Standard"><text:s text:c="8"/>}</text:p>
      <text:p text:style-name="Standard"><text:s text:c="4"/>};</text:p>
      <text:p text:style-name="Standard"/>
      <text:p text:style-name="Standard"><text:s text:c="4"/>await executeLoop();</text:p>
      <text:p text:style-name="Standard">}</text:p>
      <text:p text:style-name="Standard"/>
      <text:p text:style-name="Standard">export default encontrarBitcoins;</text:p>
      <text:p text:style-name="Standard"/>
      <text:p text:style-name="Standard"><text:span text:style-name="T2">Arquivo </text:span><text:span text:style-name="Source_20_Text"><text:span text:style-name="T2">index.js</text:span></text:span><text:span text:style-name="T2"> </text:span></text:p>
      <text:p text:style-name="Standard"><text:span text:style-name="T2"/></text:p>
      <text:p text:style-name="P3">import fs from 'fs';</text:p>
      <text:p text:style-name="P3">import encontrarBitcoins from './src/encontrarBitcoins.js';</text:p>
      <text:p text:style-name="P3">import { config } from './src/config.js';</text:p>
      <text:p text:style-name="P3"/>
      <text:p text:style-name="P3">// Carregar carteiras</text:p>
      <text:p text:style-name="P3">const walletsArray = JSON.parse(fs.readFileSync('./wallets.json', 'utf8'));</text:p>
      <text:p text:style-name="P3">const walletsSet = new Set(walletsArray);</text:p>
      <text:p text:style-name="P3"/>
      <text:p text:style-name="P3">// Função para parar o loop</text:p>
      <text:p text:style-name="P3">const shouldStop = () =&gt; false; // Pode ser melhorado para atender a uma condição real</text:p>
      <text:p text:style-name="P3"/>
      <text:p text:style-name="P3">// Executar a função principal</text:p>
      <text:p text:style-name="P3">(async () =&gt; {</text:p>
      <text:p text:style-name="P3"><text:s text:c="4"/>try {</text:p>
      <text:p text:style-name="P3"><text:s text:c="8"/>await encontrarBitcoins(walletsSet, shouldStop);</text:p>
      <text:p text:style-name="P3"><text:s text:c="4"/>} catch (err) {</text:p>
      <text:p text:style-name="P3"><text:s text:c="8"/>console.error(err);</text:p>
      <text:p text:style-name="P3"><text:s text:c="4"/>}</text:p>
      <text:p text:style-name="P3">})();</text:p>
      <text:h text:style-name="P1" text:outline-level="3">Explicação das Melhorias e Adições</text:h>
      <text:list text:style-name="L1">
        <text:list-item>
          <text:p text:style-name="P4"><text:span text:style-name="Strong_20_Emphasis">Organização do Código</text:span></text:p>
          <text:list>
            <text:list-item>
              <text:p text:style-name="P5">O código foi dividido em vários arquivos para melhor modularização e manutenção.</text:p>
            </text:list-item>
          </text:list>
        </text:list-item>
        <text:list-item>
          <text:p text:style-name="P4"><text:span text:style-name="Strong_20_Emphasis">Configurações Dinâmicas</text:span></text:p>
          <text:list>
            <text:list-item>
              <text:p text:style-name="P5">Um arquivo <text:span text:style-name="Source_20_Text">config.js</text:span> foi adicionado para manter as configurações de forma centralizada e fácil de modificar.</text:p>
            </text:list-item>
          </text:list>
        </text:list-item>
        <text:list-item>
          <text:p text:style-name="P4"><text:span text:style-name="Strong_20_Emphasis">Funções Utilitárias</text:span></text:p>
          <text:list>
            <text:list-item>
              <text:p text:style-name="P5"><text:soft-page-break/>As funções <text:span text:style-name="Source_20_Text">generatePublic</text:span>, <text:span text:style-name="Source_20_Text">generateWIF</text:span> e <text:span text:style-name="Source_20_Text">getRandomBigInt</text:span> foram movidas para um arquivo <text:span text:style-name="Source_20_Text">utils.js</text:span> para reutilização e clareza.</text:p>
            </text:list-item>
          </text:list>
        </text:list-item>
        <text:list-item>
          <text:p text:style-name="P4"><text:span text:style-name="Strong_20_Emphasis">Testes Automatizados</text:span></text:p>
          <text:list>
            <text:list-item>
              <text:p text:style-name="P5">Implementar testes automatizados não foi coberto aqui, mas é altamente recomendável usar uma ferramenta como Jest para testar as funções utilitárias e a lógica principal.</text:p>
            </text:list-item>
          </text:list>
        </text:list-item>
        <text:list-item>
          <text:p text:style-name="P4"><text:span text:style-name="Strong_20_Emphasis">Paralelismo</text:span></text:p>
          <text:list>
            <text:list-item>
              <text:p text:style-name="P5">Paralelismo não foi implementado diretamente neste exemplo, mas pode ser considerado futuramente utilizando <text:span text:style-name="Source_20_Text">worker_threads</text:span> ou <text:span text:style-name="Source_20_Text">child_process</text:span> no Node.js.</text:p>
            </text:list-item>
          </text:list>
        </text:list-item>
        <text:list-item>
          <text:p text:style-name="P4"><text:span text:style-name="Strong_20_Emphasis">Logging Avançado</text:span></text:p>
          <text:list>
            <text:list-item>
              <text:p text:style-name="P4">Mensagens de log foram melhoradas e centralizadas, podendo ser facilmente estendidas com uma biblioteca de logging mais avançada como <text:span text:style-name="Source_20_Text">winston</text:span>.</text:p>
            </text:list-item>
          </text:list>
        </text:list-item>
      </text:list>
      <text:p text:style-name="Text_20_body">Essas melhorias tornam o código mais modular, fácil de manter e estender, além de preparar o caminho para futuras otimizações e funcionalidades adicionais.</text:p>
      <text:p text:style-name="P6">4o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3:21:43.820000000</meta:creation-date>
    <dc:date>2024-06-25T13:49:48.551000000</dc:date>
    <meta:editing-duration>PT28M6S</meta:editing-duration>
    <meta:editing-cycles>1</meta:editing-cycles>
    <meta:document-statistic meta:table-count="0" meta:image-count="0" meta:object-count="0" meta:page-count="4" meta:paragraph-count="128" meta:word-count="595" meta:character-count="5267" meta:non-whitespace-character-count="3982"/>
    <meta:generator>LibreOffice/7.5.5.2$Windows_X86_64 LibreOffice_project/ca8fe7424262805f223b9a2334bc7181abbcbf5e</meta:generator>
  </office:meta>
</office:document-meta>
</file>